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7a9f" officeooo:paragraph-rsid="00067a9f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a1e5b" officeooo:paragraph-rsid="000b7048"/>
    </style:style>
    <style:style style:name="P3" style:family="paragraph" style:parent-style-name="Standard" style:list-style-name="L1">
      <style:text-properties fo:font-weight="bold" officeooo:paragraph-rsid="00067a9f" style:font-weight-asian="bold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0d6b18" officeooo:paragraph-rsid="000d6b18"/>
    </style:style>
    <style:style style:name="P5" style:family="paragraph" style:parent-style-name="Standard">
      <style:paragraph-properties fo:text-align="justify" style:justify-single-word="false"/>
      <style:text-properties officeooo:rsid="000d6b18" officeooo:paragraph-rsid="000d6b18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0d9e54" officeooo:paragraph-rsid="000d9e54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10b6b9" officeooo:paragraph-rsid="0010b6b9"/>
    </style:style>
    <style:style style:name="P8" style:family="paragraph" style:parent-style-name="Standard" style:list-style-name="L1">
      <style:paragraph-properties fo:text-align="justify" style:justify-single-word="false"/>
      <style:text-properties fo:font-weight="normal" officeooo:rsid="00128170" officeooo:paragraph-rsid="00128170" style:font-weight-asian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weight="normal" officeooo:rsid="001392f7" officeooo:paragraph-rsid="001392f7" style:font-weight-asian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weight="normal" officeooo:rsid="00151432" officeooo:paragraph-rsid="00151432" style:font-weight-asian="normal" style:font-weight-complex="normal"/>
    </style:style>
    <style:style style:name="T1" style:family="text">
      <style:text-properties fo:font-variant="normal" fo:text-transform="none" fo:color="#212121" style:font-name="Roboto" fo:font-size="10.5pt" fo:letter-spacing="normal" fo:font-style="normal"/>
    </style:style>
    <style:style style:name="T2" style:family="text">
      <style:text-properties fo:font-variant="normal" fo:text-transform="none" fo:color="#212121" style:font-name="Roboto" fo:font-size="10.5pt" fo:letter-spacing="normal" fo:font-style="normal" fo:font-weight="normal"/>
    </style:style>
    <style:style style:name="T3" style:family="text">
      <style:text-properties fo:font-variant="normal" fo:text-transform="none" fo:color="#212121" style:font-name="Roboto" fo:font-size="10.5pt" fo:letter-spacing="normal" fo:font-style="normal" fo:font-weight="normal" officeooo:rsid="00067a9f"/>
    </style:style>
    <style:style style:name="T4" style:family="text">
      <style:text-properties fo:font-variant="normal" fo:text-transform="none" fo:color="#212121" style:font-name="Roboto" fo:font-size="10.5pt" fo:letter-spacing="normal" fo:font-style="normal" fo:font-weight="normal" officeooo:rsid="000b7048"/>
    </style:style>
    <style:style style:name="T5" style:family="text">
      <style:text-properties fo:font-variant="normal" fo:text-transform="none" fo:color="#212121" style:font-name="Roboto" fo:font-size="10.5pt" fo:letter-spacing="normal" fo:font-style="normal" fo:font-weight="normal" officeooo:rsid="000d6b18"/>
    </style:style>
    <style:style style:name="T6" style:family="text">
      <style:text-properties fo:font-variant="normal" fo:text-transform="none" fo:color="#212121" style:font-name="Roboto" fo:font-size="10.5pt" fo:letter-spacing="normal" fo:font-style="normal" fo:font-weight="normal" officeooo:rsid="000d9e54"/>
    </style:style>
    <style:style style:name="T7" style:family="text">
      <style:text-properties fo:font-variant="normal" fo:text-transform="none" fo:color="#212121" style:font-name="Roboto" fo:font-size="10.5pt" fo:letter-spacing="normal" fo:font-style="normal" fo:font-weight="normal" officeooo:rsid="000e26f4"/>
    </style:style>
    <style:style style:name="T8" style:family="text">
      <style:text-properties fo:font-variant="normal" fo:text-transform="none" fo:color="#212121" style:font-name="Roboto" fo:font-size="10.5pt" fo:letter-spacing="normal" fo:font-style="normal" fo:font-weight="normal" officeooo:rsid="00102dbc"/>
    </style:style>
    <style:style style:name="T9" style:family="text">
      <style:text-properties fo:font-variant="normal" fo:text-transform="none" fo:color="#212121" style:font-name="Roboto" fo:font-size="10.5pt" fo:letter-spacing="normal" fo:font-style="normal" fo:font-weight="normal" officeooo:rsid="00067a9f" style:font-weight-asian="normal" style:font-weight-complex="normal"/>
    </style:style>
    <style:style style:name="T10" style:family="text">
      <style:text-properties fo:font-variant="normal" fo:text-transform="none" fo:color="#212121" style:font-name="Roboto" fo:font-size="10.5pt" fo:letter-spacing="normal" fo:font-style="normal" officeooo:rsid="00067a9f"/>
    </style:style>
    <style:style style:name="T11" style:family="text">
      <style:text-properties fo:font-variant="normal" fo:text-transform="none" fo:color="#212121" style:font-name="Roboto" fo:font-size="10.5pt" fo:letter-spacing="normal" fo:font-style="normal" officeooo:rsid="001392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 07 – ES – Análise do Problemas da OPE</text:p>
      <text:p text:style-name="P1"/>
      <text:p text:style-name="P1"/>
      <text:list xml:id="list1949053411" text:style-name="L1">
        <text:list-item>
          <text:p text:style-name="P3"><text:span text:style-name="T10">Passo 1 - Declaração do Problema</text:span></text:p>
          <text:p text:style-name="P2"><text:span text:style-name="T3">A </text:span><text:span text:style-name="T2">empresa Lanchonete Titans de Ouro foi inaugurada em 30/04/2010, </text:span><text:span text:style-name="T4">com sede nesta capital a Avenida Rudge número 430, Barra Funda. Quando da inauguração, a Lanchonete Titans de Ouro era </text:span><text:span text:style-name="T2">uma empresa familiar, pois tinha como sócios o Sr. Uelinton Mendes de Matos e outros dois irmãos, que não mais pertencem ao quadro societário, sendo </text:span><text:span text:style-name="T4">os dois irmãos </text:span><text:span text:style-name="T2">substituídos por outros dois </text:span><text:span text:style-name="T4">sócios</text:span><text:span text:style-name="T2">, permanecendo o Sr. Uelinton </text:span><text:span text:style-name="T5">que é o gerente do estabelecimento</text:span><text:span text:style-name="T2">.</text:span></text:p>
          <text:p text:style-name="P2"><text:span text:style-name="T4">A empresa </text:span><text:span text:style-name="T2">é do ramo alimentício e a atividade principal </text:span><text:span text:style-name="T4">consiste em </text:span><text:span text:style-name="T2">preparar e servir lanches e refeições</text:span><text:span text:style-name="T5">, bem como a revenda de bebidas em geral.</text:span></text:p>
          <text:p text:style-name="P4"><text:span text:style-name="T2">Como administrador do empreendimento, o Sr. Uelinton tem como responsabilidades a supervisão do atendimento, </text:span><text:span text:style-name="T6">o gerenciamento da parte financeira, pagamento de funcionários e controle de estoque.</text:span></text:p>
          <text:p text:style-name="P6"><text:span text:style-name="T2">O cliente informou que tem dificuldade no armazenamento de informações sobre: os meios de recebimentos, cartão de crédito, cartão de débito, vouchers; controle de estoque, </text:span><text:span text:style-name="T7">de </text:span><text:span text:style-name="T2">despesas; e </text:span><text:span text:style-name="T8">com </text:span><text:span text:style-name="T2">a folha de pagamento.</text:span></text:p>
          <text:p text:style-name="P7"><text:span text:style-name="T2">O cliente também relatou que o controle dos pedidos feitos pelos clientes e do consumo é realizado por comandas. E os demais controles dos são feitos através de anotações em folhas de papéis que são guardadas em pastas.</text:span></text:p>
        </text:list-item>
      </text:list>
      <text:p text:style-name="P5"><text:span text:style-name="T6"/></text:p>
      <text:list xml:id="list161122007163862" text:continue-numbering="true" text:style-name="L1">
        <text:list-item>
          <text:p text:style-name="P3"><text:span text:style-name="T10">Passo 2 - Análise das Causas Raízes</text:span></text:p>
          <text:p text:style-name="P8"><text:span text:style-name="T1">O gerenciamento do estabelecimento é centralizado em uma única pessoa que temo suporte as informações que traz na memória e anotações e documentos armazenadas em pastas. O cliente e os funcionários não têm intimidade com sistemas informatizados e, aparentemente, o local não dispõe de computador. </text:span></text:p>
          <text:p text:style-name="P8"><text:span text:style-name="T1"/></text:p>
        </text:list-item>
        <text:list-item>
          <text:p text:style-name="P3"><text:span text:style-name="T10">Passo 3 - Usuários e Outros Stakeholders</text:span></text:p>
          <text:p text:style-name="P8"><text:span text:style-name="T10">O</text:span><text:span text:style-name="T1">s usuários do sistema seriam: o gerente; os demais sócios para acompanharem o desempenho do empreendimento; os funcionários, que passariam realizar o sistema para realizar os pedido sem a necessidade de deixarem o local de atendimento para entregarem as comandas no setor de recebimento dos pedidos; </text:span><text:span text:style-name="T11">e os clientes, sendo beneficiados pela organização com melhor atendimento.</text:span></text:p>
          <text:p text:style-name="P8"><text:span text:style-name="T11"/></text:p>
        </text:list-item>
        <text:list-item>
          <text:p text:style-name="P3"><text:span text:style-name="T10">Passo 4 - Fronteira Sistêmica</text:span></text:p>
          <text:p text:style-name="P9"><text:span text:style-name="T10">O </text:span><text:span text:style-name="T1">cliente mencionou que possui apenas um notebook que fica na residência dele, então o mais apropriado seria um sistema mobile, em que o cliente pudesse usar pelo smartphone.</text:span></text:p>
          <text:p text:style-name="P9"><text:span text:style-name="T1"/></text:p>
        </text:list-item>
        <text:list-item>
          <text:p text:style-name="P3"><text:span text:style-name="T10">Passo 5 - Lista de Restrições</text:span></text:p>
          <text:p text:style-name="P10"><text:span text:style-name="T10">O </text:span><text:span text:style-name="T1">local não possui computador e o cliente possui pouco conhecimento de informátic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2:55:49.548898872</meta:creation-date>
    <dc:date>2018-10-13T16:08:58.845474108</dc:date>
    <meta:editing-duration>PT16M57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18" meta:word-count="395" meta:character-count="2370" meta:non-whitespace-character-count="2004"/>
  </office:meta>
</office:document-meta>
</file>